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336" calcext:value-type="float">
            <text:p>45.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648" calcext:value-type="float">
            <text:p>44.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1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1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09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9664" calcext:value-type="float">
            <text:p>41.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09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0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272" calcext:value-type="float">
            <text:p>40.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0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0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0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6301</text:p>
          </table:table-cell>
          <table:table-cell office:value-type="string" calcext:value-type="string">
            <text:p>196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